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36mm"/>
    </style:style>
    <style:style style:name="co3" style:family="table-column">
      <style:table-column-properties fo:break-before="auto" style:column-width="12.81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ange 0 to 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4" table:number-columns-repeated="10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34"/>
        </table:table-row>
        <table:table-row table:style-name="ro1" table:number-rows-repeated="3">
          <table:table-cell table:number-columns-repeated="2"/>
          <table:table-cell table:style-name="ce4" table:number-columns-repeated="4"/>
          <table:table-cell table:number-columns-repeated="28"/>
        </table:table-row>
        <table:table-row table:style-name="ro1">
          <table:table-cell table:style-name="ce1" office:value-type="string" calcext:value-type="string">
            <text:p>RANGE 0 – 1 (1 bit)</text:p>
          </table:table-cell>
          <table:table-cell/>
          <table:table-cell table:style-name="ce4" table:number-columns-repeated="4"/>
          <table:table-cell table:number-columns-repeated="28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2" office:value-type="string" calcext:value-type="string">
            <text:p>Input values</text:p>
          </table:table-cell>
          <table:table-cell table:number-columns-repeated="8"/>
          <table:table-cell table:style-name="ce2" office:value-type="string" calcext:value-type="string">
            <text:p>Magnitude</text:p>
          </table:table-cell>
          <table:table-cell table:number-columns-repeated="5"/>
          <table:table-cell table:style-name="ce2" office:value-type="string" calcext:value-type="string">
            <text:p>Normalised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4" table:number-columns-repeated="5"/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X+Y</text:p>
          </table:table-cell>
          <table:table-cell table:style-name="ce4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Scal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X+Y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0"/>
        </table:table-row>
        <table:table-row table:style-name="ro1">
          <table:table-cell/>
          <table:table-cell table:style-name="ce4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style-name="ce3"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4" table:number-columns-repeated="9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formula="of:=SQRT(([.E15]*[.E15])+([.F15]*[.F15]))" office:value-type="float" office:value="0" calcext:value-type="float">
            <text:p>0</text:p>
          </table:table-cell>
          <table:table-cell/>
          <table:table-cell table:formula="of:=SQRT(([.H15]*[.H15])+([.I15]*[.I15]))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IFERROR([.E15]/[.M15];0)" office:value-type="float" office:value="0" calcext:value-type="float">
            <text:p>0</text:p>
          </table:table-cell>
          <table:table-cell table:formula="of:=IFERROR([.F15]/[.M15];0)" office:value-type="float" office:value="0" calcext:value-type="float">
            <text:p>0</text:p>
          </table:table-cell>
          <table:table-cell/>
          <table:table-cell table:formula="of:=[.H15]/[.O15]" office:value-type="float" office:value="1" calcext:value-type="float">
            <text:p>1</text:p>
          </table:table-cell>
          <table:table-cell table:formula="of:=[.I15]/[.O1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3" table:number-columns-repeated="2"/>
          <table:table-cell table:style-name="ce4" table:number-columns-repeated="7"/>
          <table:table-cell table:style-name="ce3" table:number-columns-repeated="2"/>
          <table:table-cell table:number-columns-repeated="4"/>
          <table:table-cell table:style-name="ce3" table:number-columns-repeated="2"/>
          <table:table-cell table:number-columns-repeated="16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QRT(([.E17]*[.E17])+([.F17]*[.F17]))" office:value-type="float" office:value="1" calcext:value-type="float">
            <text:p>1</text:p>
          </table:table-cell>
          <table:table-cell/>
          <table:table-cell table:formula="of:=SQRT(([.H17]*[.H17])+([.I17]*[.I17]))" office:value-type="float" office:value="1.4142135623731" calcext:value-type="float">
            <text:p>1.4142135623731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formula="of:=[.E17]/[.M17]" office:value-type="float" office:value="0" calcext:value-type="float">
            <text:p>0</text:p>
          </table:table-cell>
          <table:table-cell table:formula="of:=[.F17]/[.M17]" office:value-type="float" office:value="1" calcext:value-type="float">
            <text:p>1</text:p>
          </table:table-cell>
          <table:table-cell/>
          <table:table-cell table:formula="of:=[.H17]/[.O17]" office:value-type="float" office:value="0.707106781186547" calcext:value-type="float">
            <text:p>0.707106781186547</text:p>
          </table:table-cell>
          <table:table-cell table:formula="of:=[.I17]/[.O17]" office:value-type="float" office:value="0.707106781186547" calcext:value-type="float">
            <text:p>0.707106781186547</text:p>
          </table:table-cell>
          <table:table-cell table:number-columns-repeated="10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16"/>
          <table:table-cell table:style-name="ce5" office:value-type="string" calcext:value-type="string">
            <text:p>Code Data Table (4.4 fixed point)</text:p>
          </table:table-cell>
          <table:table-cell table:number-columns-repeated="17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15"/>
          <table:table-cell office:value-type="string" calcext:value-type="string">
            <text:p>x_table:</text:p>
          </table:table-cell>
          <table:table-cell/>
          <table:table-cell office:value-type="string" calcext:value-type="string">
            <text:p>.byte</text:p>
          </table:table-cell>
          <table:table-cell/>
          <table:table-cell table:style-name="ce6" table:formula="of:=[.T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W15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T17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W17]*16" office:value-type="float" office:value="11.3137084989848" calcext:value-type="float">
            <text:p>11</text:p>
          </table:table-cell>
          <table:table-cell table:style-name="ce6" table:number-columns-repeated="8"/>
        </table:table-row>
        <table:table-row table:style-name="ro1">
          <table:table-cell table:number-columns-repeated="19"/>
          <table:table-cell table:style-name="ce6"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y_table:</text:p>
          </table:table-cell>
          <table:table-cell/>
          <table:table-cell office:value-type="string" calcext:value-type="string">
            <text:p>.byte</text:p>
          </table:table-cell>
          <table:table-cell/>
          <table:table-cell table:style-name="ce6" table:formula="of:=[.U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X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U17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X17]*16" office:value-type="float" office:value="11.3137084989848" calcext:value-type="float">
            <text:p>11</text:p>
          </table:table-cell>
          <table:table-cell table:style-name="ce6" table:number-columns-repeated="8"/>
        </table:table-row>
        <table:table-row table:style-name="ro1" table:number-rows-repeated="2">
          <table:table-cell table:number-columns-repeated="19"/>
          <table:table-cell table:style-name="ce6" table:number-columns-repeated="15"/>
        </table:table-row>
        <table:table-row table:style-name="ro1">
          <table:table-cell table:number-columns-repeated="15"/>
          <table:table-cell office:value-type="string" calcext:value-type="string">
            <text:p>NOTE: You can create the y_table from the x_table (and vice versa) so one table could be stored to save ROM space at the CPUs expense.</text:p>
          </table:table-cell>
          <table:table-cell table:number-columns-repeated="3"/>
          <table:table-cell table:style-name="ce6" table:number-columns-repeated="15"/>
        </table:table-row>
        <table:table-row table:style-name="ro1">
          <table:table-cell table:number-columns-repeated="19"/>
          <table:table-cell table:style-name="ce6" table:number-columns-repeated="15"/>
        </table:table-row>
      </table:table>
      <table:table table:name="Range 0 to 3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4" table:number-columns-repeated="18" table:default-cell-style-name="Default"/>
        <table:table-row table:style-name="ro1" table:number-rows-repeated="4">
          <table:table-cell table:number-columns-repeated="44"/>
        </table:table-row>
        <table:table-row table:style-name="ro1" table:number-rows-repeated="3">
          <table:table-cell table:number-columns-repeated="2"/>
          <table:table-cell table:style-name="ce4" table:number-columns-repeated="4"/>
          <table:table-cell table:number-columns-repeated="38"/>
        </table:table-row>
        <table:table-row table:style-name="ro1">
          <table:table-cell table:style-name="ce2" office:value-type="string" calcext:value-type="string">
            <text:p>RANGE 0 – 3 (2 bits)</text:p>
          </table:table-cell>
          <table:table-cell/>
          <table:table-cell table:style-name="ce4" table:number-columns-repeated="4"/>
          <table:table-cell table:number-columns-repeated="38"/>
        </table:table-row>
        <table:table-row table:style-name="ro1">
          <table:table-cell table:number-columns-repeated="44"/>
        </table:table-row>
        <table:table-row table:style-name="ro1">
          <table:table-cell/>
          <table:table-cell table:style-name="ce2" office:value-type="string" calcext:value-type="string">
            <text:p>Input values</text:p>
          </table:table-cell>
          <table:table-cell table:number-columns-repeated="14"/>
          <table:table-cell table:style-name="ce2" office:value-type="string" calcext:value-type="string">
            <text:p>Magnitude</text:p>
          </table:table-cell>
          <table:table-cell table:number-columns-repeated="9"/>
          <table:table-cell table:style-name="ce2" office:value-type="string" calcext:value-type="string">
            <text:p>Normalised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style-name="ce4" table:number-columns-repeated="9"/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X+Y</text:p>
          </table:table-cell>
          <table:table-cell table:style-name="ce4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11"/>
          <table:table-cell table:style-name="ce3" office:value-type="string" calcext:value-type="string">
            <text:p>Scal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/>
          <table:table-cell table:style-name="ce3" office:value-type="string" calcext:value-type="string">
            <text:p>X+Y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0"/>
        </table:table-row>
        <table:table-row table:style-name="ro1">
          <table:table-cell/>
          <table:table-cell table:style-name="ce4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/>
          <table:table-cell table:style-name="ce3" table:number-columns-repeated="2"/>
          <table:table-cell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" office:value-type="float" office:value="2" calcext:value-type="float">
            <text:p>2</text:p>
          </table:table-cell>
          <table:table-cell table:style-name="ce3"/>
          <table:table-cell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4"/>
        </table:table-row>
        <table:table-row table:style-name="ro1">
          <table:table-cell/>
          <table:table-cell table:style-name="ce4" table:number-columns-repeated="15"/>
          <table:table-cell table:style-name="ce3" table:number-columns-repeated="2"/>
          <table:table-cell table:number-columns-repeated="8"/>
          <table:table-cell table:style-name="ce3" table:number-columns-repeated="2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formula="of:=SQRT(([.E15]*[.E15])+([.F15]*[.F15]))" office:value-type="float" office:value="0" calcext:value-type="float">
            <text:p>0</text:p>
          </table:table-cell>
          <table:table-cell/>
          <table:table-cell table:formula="of:=SQRT(([.H15]*[.H15])+([.I15]*[.I15]))" office:value-type="float" office:value="1" calcext:value-type="float">
            <text:p>1</text:p>
          </table:table-cell>
          <table:table-cell/>
          <table:table-cell table:formula="of:=SQRT(([.K15]*[.K15])+([.L15]*[.L15]))" office:value-type="float" office:value="2" calcext:value-type="float">
            <text:p>2</text:p>
          </table:table-cell>
          <table:table-cell/>
          <table:table-cell table:formula="of:=SQRT(([.N15]*[.N15])+([.O15]*[.O15]))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formula="of:=IFERROR([.E15]/[.S15];0)" office:value-type="float" office:value="0" calcext:value-type="float">
            <text:p>0</text:p>
          </table:table-cell>
          <table:table-cell table:formula="of:=IFERROR([.F15]/[.S15];0)" office:value-type="float" office:value="0" calcext:value-type="float">
            <text:p>0</text:p>
          </table:table-cell>
          <table:table-cell/>
          <table:table-cell table:formula="of:=[.H15]/[.U15]" office:value-type="float" office:value="1" calcext:value-type="float">
            <text:p>1</text:p>
          </table:table-cell>
          <table:table-cell table:formula="of:=[.I15]/[.U15]" office:value-type="float" office:value="0" calcext:value-type="float">
            <text:p>0</text:p>
          </table:table-cell>
          <table:table-cell/>
          <table:table-cell table:formula="of:=[.K15]/[.W15]" office:value-type="float" office:value="1" calcext:value-type="float">
            <text:p>1</text:p>
          </table:table-cell>
          <table:table-cell table:formula="of:=[.L15]/[.W15]" office:value-type="float" office:value="0" calcext:value-type="float">
            <text:p>0</text:p>
          </table:table-cell>
          <table:table-cell/>
          <table:table-cell table:formula="of:=[.N15]/[.Y15]" office:value-type="float" office:value="1" calcext:value-type="float">
            <text:p>1</text:p>
          </table:table-cell>
          <table:table-cell table:formula="of:=[.O15]/[.Y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style-name="ce4" table:number-columns-repeated="13"/>
          <table:table-cell table:style-name="ce3" table:number-columns-repeated="2"/>
          <table:table-cell table:number-columns-repeated="8"/>
          <table:table-cell table:style-name="ce3" table:number-columns-repeated="2"/>
          <table:table-cell table:number-columns-repeated="16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QRT(([.E17]*[.E17])+([.F17]*[.F17]))" office:value-type="float" office:value="1" calcext:value-type="float">
            <text:p>1</text:p>
          </table:table-cell>
          <table:table-cell/>
          <table:table-cell table:formula="of:=SQRT(([.H17]*[.H17])+([.I17]*[.I17]))" office:value-type="float" office:value="1.4142135623731" calcext:value-type="float">
            <text:p>1.4142135623731</text:p>
          </table:table-cell>
          <table:table-cell/>
          <table:table-cell table:formula="of:=SQRT(([.K17]*[.K17])+([.L17]*[.L17]))" office:value-type="float" office:value="2.23606797749979" calcext:value-type="float">
            <text:p>2.23606797749979</text:p>
          </table:table-cell>
          <table:table-cell/>
          <table:table-cell table:formula="of:=SQRT(([.N17]*[.N17])+([.O17]*[.O17]))" office:value-type="float" office:value="3.16227766016838" calcext:value-type="float">
            <text:p>3.16227766016838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/>
          <table:table-cell table:formula="of:=[.E17]/[.S17]" office:value-type="float" office:value="0" calcext:value-type="float">
            <text:p>0</text:p>
          </table:table-cell>
          <table:table-cell table:formula="of:=[.F17]/[.S17]" office:value-type="float" office:value="1" calcext:value-type="float">
            <text:p>1</text:p>
          </table:table-cell>
          <table:table-cell/>
          <table:table-cell table:formula="of:=[.H17]/[.U17]" office:value-type="float" office:value="0.707106781186547" calcext:value-type="float">
            <text:p>0.707106781186547</text:p>
          </table:table-cell>
          <table:table-cell table:formula="of:=[.I17]/[.U17]" office:value-type="float" office:value="0.707106781186547" calcext:value-type="float">
            <text:p>0.707106781186547</text:p>
          </table:table-cell>
          <table:table-cell/>
          <table:table-cell table:formula="of:=[.K17]/[.W17]" office:value-type="float" office:value="0.894427190999916" calcext:value-type="float">
            <text:p>0.894427190999916</text:p>
          </table:table-cell>
          <table:table-cell table:formula="of:=[.L17]/[.W17]" office:value-type="float" office:value="0.447213595499958" calcext:value-type="float">
            <text:p>0.447213595499958</text:p>
          </table:table-cell>
          <table:table-cell/>
          <table:table-cell table:formula="of:=[.N17]/[.Y17]" office:value-type="float" office:value="0.948683298050514" calcext:value-type="float">
            <text:p>0.948683298050514</text:p>
          </table:table-cell>
          <table:table-cell table:formula="of:=[.O17]/[.Y17]" office:value-type="float" office:value="0.316227766016838" calcext:value-type="float">
            <text:p>0.3162277660168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/>
          <table:table-cell table:style-name="ce4" table:number-columns-repeated="11"/>
          <table:table-cell table:number-columns-repeated="12"/>
          <table:table-cell table:style-name="ce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formula="of:=SQRT(([.E19]*[.E19])+([.F19]*[.F19]))" office:value-type="float" office:value="2" calcext:value-type="float">
            <text:p>2</text:p>
          </table:table-cell>
          <table:table-cell/>
          <table:table-cell table:formula="of:=SQRT(([.H19]*[.H19])+([.I19]*[.I19]))" office:value-type="float" office:value="2.23606797749979" calcext:value-type="float">
            <text:p>2.23606797749979</text:p>
          </table:table-cell>
          <table:table-cell/>
          <table:table-cell table:formula="of:=SQRT(([.K19]*[.K19])+([.L19]*[.L19]))" office:value-type="float" office:value="2.82842712474619" calcext:value-type="float">
            <text:p>2.82842712474619</text:p>
          </table:table-cell>
          <table:table-cell/>
          <table:table-cell table:formula="of:=SQRT(([.N19]*[.N19])+([.O19]*[.O19]))" office:value-type="float" office:value="3.60555127546399" calcext:value-type="float">
            <text:p>3.60555127546399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formula="of:=[.E19]/[.S19]" office:value-type="float" office:value="0" calcext:value-type="float">
            <text:p>0</text:p>
          </table:table-cell>
          <table:table-cell table:formula="of:=[.F19]/[.S19]" office:value-type="float" office:value="1" calcext:value-type="float">
            <text:p>1</text:p>
          </table:table-cell>
          <table:table-cell/>
          <table:table-cell table:formula="of:=[.H19]/[.U19]" office:value-type="float" office:value="0.447213595499958" calcext:value-type="float">
            <text:p>0.447213595499958</text:p>
          </table:table-cell>
          <table:table-cell table:formula="of:=[.I19]/[.U19]" office:value-type="float" office:value="0.894427190999916" calcext:value-type="float">
            <text:p>0.894427190999916</text:p>
          </table:table-cell>
          <table:table-cell/>
          <table:table-cell table:formula="of:=[.K19]/[.W19]" office:value-type="float" office:value="0.707106781186547" calcext:value-type="float">
            <text:p>0.707106781186547</text:p>
          </table:table-cell>
          <table:table-cell table:formula="of:=[.L19]/[.W19]" office:value-type="float" office:value="0.707106781186547" calcext:value-type="float">
            <text:p>0.707106781186547</text:p>
          </table:table-cell>
          <table:table-cell/>
          <table:table-cell table:formula="of:=[.N19]/[.Y19]" office:value-type="float" office:value="0.832050294337844" calcext:value-type="float">
            <text:p>0.832050294337844</text:p>
          </table:table-cell>
          <table:table-cell table:formula="of:=[.O19]/[.Y19]" office:value-type="float" office:value="0.554700196225229" calcext:value-type="float">
            <text:p>0.5547001962252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/>
          <table:table-cell table:style-name="ce4" table:number-columns-repeated="11"/>
          <table:table-cell table:number-columns-repeated="2"/>
          <table:table-cell table:style-name="ce3"/>
          <table:table-cell table:number-columns-repeated="9"/>
          <table:table-cell table:style-name="ce3"/>
          <table:table-cell table:number-columns-repeated="16"/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formula="of:=SQRT(([.E21]*[.E21])+([.F21]*[.F21]))" office:value-type="float" office:value="3" calcext:value-type="float">
            <text:p>3</text:p>
          </table:table-cell>
          <table:table-cell/>
          <table:table-cell table:formula="of:=SQRT(([.H21]*[.H21])+([.I21]*[.I21]))" office:value-type="float" office:value="3.16227766016838" calcext:value-type="float">
            <text:p>3.16227766016838</text:p>
          </table:table-cell>
          <table:table-cell/>
          <table:table-cell table:formula="of:=SQRT(([.K21]*[.K21])+([.L21]*[.L21]))" office:value-type="float" office:value="3.60555127546399" calcext:value-type="float">
            <text:p>3.60555127546399</text:p>
          </table:table-cell>
          <table:table-cell/>
          <table:table-cell table:formula="of:=SQRT(([.N21]*[.N21])+([.O21]*[.O21]))" office:value-type="float" office:value="4.24264068711929" calcext:value-type="float">
            <text:p>4.24264068711929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table:formula="of:=[.E21]/[.S21]" office:value-type="float" office:value="0" calcext:value-type="float">
            <text:p>0</text:p>
          </table:table-cell>
          <table:table-cell table:formula="of:=[.F21]/[.S21]" office:value-type="float" office:value="1" calcext:value-type="float">
            <text:p>1</text:p>
          </table:table-cell>
          <table:table-cell/>
          <table:table-cell table:formula="of:=[.H21]/[.U21]" office:value-type="float" office:value="0.316227766016838" calcext:value-type="float">
            <text:p>0.316227766016838</text:p>
          </table:table-cell>
          <table:table-cell table:formula="of:=[.I21]/[.U21]" office:value-type="float" office:value="0.948683298050514" calcext:value-type="float">
            <text:p>0.948683298050514</text:p>
          </table:table-cell>
          <table:table-cell/>
          <table:table-cell table:formula="of:=[.K21]/[.W21]" office:value-type="float" office:value="0.554700196225229" calcext:value-type="float">
            <text:p>0.554700196225229</text:p>
          </table:table-cell>
          <table:table-cell table:formula="of:=[.L21]/[.W21]" office:value-type="float" office:value="0.832050294337844" calcext:value-type="float">
            <text:p>0.832050294337844</text:p>
          </table:table-cell>
          <table:table-cell/>
          <table:table-cell table:formula="of:=[.N21]/[.Y21]" office:value-type="float" office:value="0.707106781186548" calcext:value-type="float">
            <text:p>0.707106781186548</text:p>
          </table:table-cell>
          <table:table-cell table:formula="of:=[.O21]/[.Y21]" office:value-type="float" office:value="0.707106781186548" calcext:value-type="float">
            <text:p>0.707106781186548</text:p>
          </table:table-cell>
          <table:table-cell table:number-columns-repeated="4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5" office:value-type="string" calcext:value-type="string">
            <text:p>Code Data Table (4.4 fixed point)</text:p>
          </table:table-cell>
          <table:table-cell table:number-columns-repeated="17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5"/>
          <table:table-cell office:value-type="string" calcext:value-type="string">
            <text:p>x_table:</text:p>
          </table:table-cell>
          <table:table-cell/>
          <table:table-cell office:value-type="string" calcext:value-type="string">
            <text:p>.byte</text:p>
          </table:table-cell>
          <table:table-cell/>
          <table:table-cell table:style-name="ce6" table:formula="of:=[.AD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G15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J15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M15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D17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G17]*16" office:value-type="float" office:value="11.3137084989848" calcext:value-type="float">
            <text:p>1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J17]*16" office:value-type="float" office:value="14.3108350559987" calcext:value-type="float">
            <text:p>14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M17]*16" office:value-type="float" office:value="15.1789327688082" calcext:value-type="float">
            <text:p>15</text:p>
          </table:table-cell>
        </table:table-row>
        <table:table-row table:style-name="ro1">
          <table:table-cell table:number-columns-repeated="29"/>
          <table:table-cell table:style-name="ce6" table:number-columns-repeated="15"/>
        </table:table-row>
        <table:table-row table:style-name="ro1">
          <table:table-cell table:number-columns-repeated="27"/>
          <table:table-cell office:value-type="string" calcext:value-type="string">
            <text:p>.byte</text:p>
          </table:table-cell>
          <table:table-cell/>
          <table:table-cell table:style-name="ce6" table:formula="of:=[.AD19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G19]*16" office:value-type="float" office:value="7.15541752799933" calcext:value-type="float">
            <text:p>7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J19]*16" office:value-type="float" office:value="11.3137084989848" calcext:value-type="float">
            <text:p>1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M19]*16" office:value-type="float" office:value="13.3128047094055" calcext:value-type="float">
            <text:p>13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D21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G21]*16" office:value-type="float" office:value="5.05964425626941" calcext:value-type="float">
            <text:p>5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J21]*16" office:value-type="float" office:value="8.87520313960367" calcext:value-type="float">
            <text:p>9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M21]*16" office:value-type="float" office:value="11.3137084989848" calcext:value-type="float">
            <text:p>11</text:p>
          </table:table-cell>
        </table:table-row>
        <table:table-row table:style-name="ro1">
          <table:table-cell table:number-columns-repeated="29"/>
          <table:table-cell table:style-name="ce6" table:number-columns-repeated="15"/>
        </table:table-row>
        <table:table-row table:style-name="ro1">
          <table:table-cell table:number-columns-repeated="25"/>
          <table:table-cell office:value-type="string" calcext:value-type="string">
            <text:p>y_table:</text:p>
          </table:table-cell>
          <table:table-cell/>
          <table:table-cell office:value-type="string" calcext:value-type="string">
            <text:p>.byte</text:p>
          </table:table-cell>
          <table:table-cell/>
          <table:table-cell table:style-name="ce6" table:formula="of:=[.AE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H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K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N15]*16" office:value-type="float" office:value="0" calcext:value-type="float">
            <text:p>0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E17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H17]*16" office:value-type="float" office:value="11.3137084989848" calcext:value-type="float">
            <text:p>1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K17]*16" office:value-type="float" office:value="7.15541752799933" calcext:value-type="float">
            <text:p>7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N17]*16" office:value-type="float" office:value="5.05964425626941" calcext:value-type="float">
            <text:p>5</text:p>
          </table:table-cell>
        </table:table-row>
        <table:table-row table:style-name="ro1">
          <table:table-cell table:number-columns-repeated="29"/>
          <table:table-cell table:style-name="ce6" table:number-columns-repeated="15"/>
        </table:table-row>
        <table:table-row table:style-name="ro1">
          <table:table-cell table:number-columns-repeated="27"/>
          <table:table-cell office:value-type="string" calcext:value-type="string">
            <text:p>.byte</text:p>
          </table:table-cell>
          <table:table-cell/>
          <table:table-cell table:style-name="ce6" table:formula="of:=[.AE19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H19]*16" office:value-type="float" office:value="14.3108350559987" calcext:value-type="float">
            <text:p>14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K19]*16" office:value-type="float" office:value="11.3137084989848" calcext:value-type="float">
            <text:p>11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N19]*16" office:value-type="float" office:value="8.87520313960367" calcext:value-type="float">
            <text:p>9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E21]*16" office:value-type="float" office:value="16" calcext:value-type="float">
            <text:p>16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H21]*16" office:value-type="float" office:value="15.1789327688082" calcext:value-type="float">
            <text:p>15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K21]*16" office:value-type="float" office:value="13.3128047094055" calcext:value-type="float">
            <text:p>13</text:p>
          </table:table-cell>
          <table:table-cell table:style-name="ce6" office:value-type="string" calcext:value-type="string">
            <text:p>,</text:p>
          </table:table-cell>
          <table:table-cell table:style-name="ce6" table:formula="of:=[.AN21]*16" office:value-type="float" office:value="11.3137084989848" calcext:value-type="float">
            <text:p>11</text:p>
          </table:table-cell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5"/>
          <table:table-cell office:value-type="string" calcext:value-type="string">
            <text:p>NOTE: You can create the y_table from the x_table (and vice versa) so one table could be stored to save ROM space at the CPUs expense.</text:p>
          </table:table-cell>
          <table:table-cell table:number-columns-repeated="18"/>
        </table:table-row>
      </table:table>
      <table:table table:name="Range 0 to 7" table:style-name="ta1">
        <table:table-column table:style-name="co1" table:default-cell-style-name="Default"/>
        <table:table-column table:style-name="co2" table:number-columns-repeated="26" table:default-cell-style-name="Default"/>
        <table:table-column table:style-name="co1" table:default-cell-style-name="Default"/>
        <table:table-column table:style-name="co5" table:number-columns-repeated="17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15" table:default-cell-style-name="ce6"/>
        <table:table-column table:style-name="co4" table:number-columns-repeated="8" table:default-cell-style-name="Default"/>
        <table:table-row table:style-name="ro1" table:number-rows-repeated="4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4" table:number-columns-repeated="4"/>
          <table:table-cell table:number-columns-repeated="43"/>
          <table:table-cell table:style-name="Default" table:number-columns-repeated="15"/>
          <table:table-cell table:number-columns-repeated="8"/>
        </table:table-row>
        <table:table-row table:style-name="ro1">
          <table:table-cell table:style-name="ce2" office:value-type="string" calcext:value-type="string">
            <text:p>RANGE 0 – 7 (3 bits)</text:p>
          </table:table-cell>
          <table:table-cell/>
          <table:table-cell table:style-name="ce4" table:number-columns-repeated="4"/>
          <table:table-cell table:number-columns-repeated="43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nput values</text:p>
          </table:table-cell>
          <table:table-cell table:number-columns-repeated="26"/>
          <table:table-cell table:style-name="ce2" office:value-type="string" calcext:value-type="string">
            <text:p>Magnitude</text:p>
          </table:table-cell>
          <table:table-cell table:number-columns-repeated="17"/>
          <table:table-cell table:style-name="ce2" office:value-type="string" calcext:value-type="string">
            <text:p>Normalised</text:p>
          </table:table-cell>
          <table:table-cell table:number-columns-repeated="2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28"/>
          <table:table-cell table:style-name="ce4" table:number-columns-repeated="17"/>
          <table:table-cell table:number-columns-repeated="4"/>
          <table:table-cell table:style-name="Default" table:number-columns-repeated="15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X+Y</text:p>
          </table:table-cell>
          <table:table-cell table:style-name="ce4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3"/>
          <table:table-cell table:style-name="ce3" office:value-type="string" calcext:value-type="string">
            <text:p>Scalar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4"/>
          <table:table-cell/>
          <table:table-cell table:style-name="ce3" office:value-type="string" calcext:value-type="string">
            <text:p>X+Y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1"/>
          <table:table-cell table:style-name="ce8"/>
        </table:table-row>
        <table:table-row table:style-name="ro1">
          <table:table-cell/>
          <table:table-cell table:style-name="ce4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/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8"/>
        </table:table-row>
        <table:table-row table:style-name="ro1">
          <table:table-cell/>
          <table:table-cell table:style-name="ce4" table:number-columns-repeated="27"/>
          <table:table-cell table:style-name="ce3" table:number-columns-repeated="2"/>
          <table:table-cell table:number-columns-repeated="16"/>
          <table:table-cell table:style-name="ce8" table:number-columns-repeated="26"/>
        </table:table-row>
        <table:table-row table:style-name="ro1">
          <table:table-cell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formula="of:=SQRT(([.E15]*[.E15])+([.F15]*[.F15]))" office:value-type="float" office:value="0" calcext:value-type="float">
            <text:p>0</text:p>
          </table:table-cell>
          <table:table-cell/>
          <table:table-cell table:formula="of:=SQRT(([.H15]*[.H15])+([.I15]*[.I15]))" office:value-type="float" office:value="1" calcext:value-type="float">
            <text:p>1</text:p>
          </table:table-cell>
          <table:table-cell/>
          <table:table-cell table:formula="of:=SQRT(([.K15]*[.K15])+([.L15]*[.L15]))" office:value-type="float" office:value="2" calcext:value-type="float">
            <text:p>2</text:p>
          </table:table-cell>
          <table:table-cell/>
          <table:table-cell table:formula="of:=SQRT(([.N15]*[.N15])+([.O15]*[.O15]))" office:value-type="float" office:value="3" calcext:value-type="float">
            <text:p>3</text:p>
          </table:table-cell>
          <table:table-cell/>
          <table:table-cell table:formula="of:=SQRT(([.Q15]*[.Q15])+([.R15]*[.R15]))" office:value-type="float" office:value="4" calcext:value-type="float">
            <text:p>4</text:p>
          </table:table-cell>
          <table:table-cell/>
          <table:table-cell table:formula="of:=SQRT(([.T15]*[.T15])+([.U15]*[.U15]))" office:value-type="float" office:value="5" calcext:value-type="float">
            <text:p>5</text:p>
          </table:table-cell>
          <table:table-cell/>
          <table:table-cell table:formula="of:=SQRT(([.W15]*[.W15])+([.X15]*[.X15]))" office:value-type="float" office:value="6" calcext:value-type="float">
            <text:p>6</text:p>
          </table:table-cell>
          <table:table-cell/>
          <table:table-cell table:formula="of:=SQRT(([.Z15]*[.Z15])+([.AA15]*[.AA15]))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3" office:value-type="float" office:value="0" calcext:value-type="float">
            <text:p>0</text:p>
          </table:table-cell>
          <table:table-cell table:style-name="ce8"/>
          <table:table-cell table:style-name="ce8" table:formula="of:=IFERROR([.E15]/[.AE15];0)" office:value-type="float" office:value="0" calcext:value-type="float">
            <text:p>0</text:p>
          </table:table-cell>
          <table:table-cell table:style-name="ce8" table:formula="of:=IFERROR([.F15]/[.AE15];0)" office:value-type="float" office:value="0" calcext:value-type="float">
            <text:p>0</text:p>
          </table:table-cell>
          <table:table-cell table:style-name="ce8"/>
          <table:table-cell table:style-name="ce8" table:formula="of:=[.H15]/[.AG15]" office:value-type="float" office:value="1" calcext:value-type="float">
            <text:p>1</text:p>
          </table:table-cell>
          <table:table-cell table:style-name="ce8" table:formula="of:=[.I15]/[.AG15]" office:value-type="float" office:value="0" calcext:value-type="float">
            <text:p>0</text:p>
          </table:table-cell>
          <table:table-cell table:style-name="ce8"/>
          <table:table-cell table:style-name="ce8" table:formula="of:=[.K15]/[.AI15]" office:value-type="float" office:value="1" calcext:value-type="float">
            <text:p>1</text:p>
          </table:table-cell>
          <table:table-cell table:style-name="ce8" table:formula="of:=[.L15]/[.AI15]" office:value-type="float" office:value="0" calcext:value-type="float">
            <text:p>0</text:p>
          </table:table-cell>
          <table:table-cell table:style-name="ce8"/>
          <table:table-cell table:style-name="ce8" table:formula="of:=[.N15]/[.AK15]" office:value-type="float" office:value="1" calcext:value-type="float">
            <text:p>1</text:p>
          </table:table-cell>
          <table:table-cell table:style-name="ce8" table:formula="of:=[.O15]/[.AK15]" office:value-type="float" office:value="0" calcext:value-type="float">
            <text:p>0</text:p>
          </table:table-cell>
          <table:table-cell table:style-name="ce8"/>
          <table:table-cell table:style-name="ce8" table:formula="of:=[.Q15]/[.AM15]" office:value-type="float" office:value="1" calcext:value-type="float">
            <text:p>1</text:p>
          </table:table-cell>
          <table:table-cell table:style-name="ce8" table:formula="of:=[.R15]/[.AM15]" office:value-type="float" office:value="0" calcext:value-type="float">
            <text:p>0</text:p>
          </table:table-cell>
          <table:table-cell table:style-name="ce8"/>
          <table:table-cell table:style-name="ce8" table:formula="of:=[.T15]/[.AO15]" office:value-type="float" office:value="1" calcext:value-type="float">
            <text:p>1</text:p>
          </table:table-cell>
          <table:table-cell table:style-name="ce8" table:formula="of:=[.U15]/[.AO15]" office:value-type="float" office:value="0" calcext:value-type="float">
            <text:p>0</text:p>
          </table:table-cell>
          <table:table-cell table:style-name="ce8"/>
          <table:table-cell table:style-name="ce8" table:formula="of:=[.W15]/[.AQ15]" office:value-type="float" office:value="1" calcext:value-type="float">
            <text:p>1</text:p>
          </table:table-cell>
          <table:table-cell table:style-name="ce8" table:formula="of:=[.X15]/[.AQ15]" office:value-type="float" office:value="0" calcext:value-type="float">
            <text:p>0</text:p>
          </table:table-cell>
          <table:table-cell table:style-name="ce8"/>
          <table:table-cell table:style-name="ce8" table:formula="of:=[.Z15]/[.AS15]" office:value-type="float" office:value="1" calcext:value-type="float">
            <text:p>1</text:p>
          </table:table-cell>
          <table:table-cell table:style-name="ce8" table:formula="of:=[.AA15]/[.AS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4" table:number-columns-repeated="25"/>
          <table:table-cell table:style-name="ce3" table:number-columns-repeated="2"/>
          <table:table-cell table:number-columns-repeated="16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/>
          <table:table-cell table:style-name="ce3" office:value-type="float" office:value="1" calcext:value-type="float">
            <text:p>1</text:p>
          </table:table-cell>
          <table:table-cell table:formula="of:=SQRT(([.E17]*[.E17])+([.F17]*[.F17]))" office:value-type="float" office:value="1" calcext:value-type="float">
            <text:p>1</text:p>
          </table:table-cell>
          <table:table-cell/>
          <table:table-cell table:formula="of:=SQRT(([.H17]*[.H17])+([.I17]*[.I17]))" office:value-type="float" office:value="1.4142135623731" calcext:value-type="float">
            <text:p>1.4142135623731</text:p>
          </table:table-cell>
          <table:table-cell/>
          <table:table-cell table:formula="of:=SQRT(([.K17]*[.K17])+([.L17]*[.L17]))" office:value-type="float" office:value="2.23606797749979" calcext:value-type="float">
            <text:p>2.23606797749979</text:p>
          </table:table-cell>
          <table:table-cell/>
          <table:table-cell table:formula="of:=SQRT(([.N17]*[.N17])+([.O17]*[.O17]))" office:value-type="float" office:value="3.16227766016838" calcext:value-type="float">
            <text:p>3.16227766016838</text:p>
          </table:table-cell>
          <table:table-cell/>
          <table:table-cell table:formula="of:=SQRT(([.Q17]*[.Q17])+([.R17]*[.R17]))" office:value-type="float" office:value="4.12310562561766" calcext:value-type="float">
            <text:p>4.12310562561766</text:p>
          </table:table-cell>
          <table:table-cell/>
          <table:table-cell table:formula="of:=SQRT(([.T17]*[.T17])+([.U17]*[.U17]))" office:value-type="float" office:value="5.09901951359278" calcext:value-type="float">
            <text:p>5.09901951359278</text:p>
          </table:table-cell>
          <table:table-cell/>
          <table:table-cell table:formula="of:=SQRT(([.W17]*[.W17])+([.X17]*[.X17]))" office:value-type="float" office:value="6.08276253029822" calcext:value-type="float">
            <text:p>6.08276253029822</text:p>
          </table:table-cell>
          <table:table-cell/>
          <table:table-cell table:formula="of:=SQRT(([.Z17]*[.Z17])+([.AA17]*[.AA17]))" office:value-type="float" office:value="7.07106781186548" calcext:value-type="float">
            <text:p>7.07106781186548</text:p>
          </table:table-cell>
          <table:table-cell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8" table:formula="of:=[.E17]/[.AE17]" office:value-type="float" office:value="0" calcext:value-type="float">
            <text:p>0</text:p>
          </table:table-cell>
          <table:table-cell table:style-name="ce8" table:formula="of:=[.F17]/[.AE17]" office:value-type="float" office:value="1" calcext:value-type="float">
            <text:p>1</text:p>
          </table:table-cell>
          <table:table-cell table:style-name="ce8"/>
          <table:table-cell table:style-name="ce8" table:formula="of:=[.H17]/[.AG17]" office:value-type="float" office:value="0.707106781186547" calcext:value-type="float">
            <text:p>0.707106781186547</text:p>
          </table:table-cell>
          <table:table-cell table:style-name="ce8" table:formula="of:=[.I17]/[.AG17]" office:value-type="float" office:value="0.707106781186547" calcext:value-type="float">
            <text:p>0.707106781186547</text:p>
          </table:table-cell>
          <table:table-cell table:style-name="ce8"/>
          <table:table-cell table:style-name="ce8" table:formula="of:=[.K17]/[.AI17]" office:value-type="float" office:value="0.894427190999916" calcext:value-type="float">
            <text:p>0.894427190999916</text:p>
          </table:table-cell>
          <table:table-cell table:style-name="ce8" table:formula="of:=[.L17]/[.AI17]" office:value-type="float" office:value="0.447213595499958" calcext:value-type="float">
            <text:p>0.447213595499958</text:p>
          </table:table-cell>
          <table:table-cell table:style-name="ce8"/>
          <table:table-cell table:style-name="ce8" table:formula="of:=[.N17]/[.AK17]" office:value-type="float" office:value="0.948683298050514" calcext:value-type="float">
            <text:p>0.948683298050514</text:p>
          </table:table-cell>
          <table:table-cell table:style-name="ce8" table:formula="of:=[.O17]/[.AK17]" office:value-type="float" office:value="0.316227766016838" calcext:value-type="float">
            <text:p>0.316227766016838</text:p>
          </table:table-cell>
          <table:table-cell table:style-name="ce8"/>
          <table:table-cell table:style-name="ce8" table:formula="of:=[.Q17]/[.AM17]" office:value-type="float" office:value="0.970142500145332" calcext:value-type="float">
            <text:p>0.970142500145332</text:p>
          </table:table-cell>
          <table:table-cell table:style-name="ce8" table:formula="of:=[.R17]/[.AM17]" office:value-type="float" office:value="0.242535625036333" calcext:value-type="float">
            <text:p>0.242535625036333</text:p>
          </table:table-cell>
          <table:table-cell table:style-name="ce8"/>
          <table:table-cell table:style-name="ce8" table:formula="of:=[.T17]/[.AO17]" office:value-type="float" office:value="0.98058067569092" calcext:value-type="float">
            <text:p>0.98058067569092</text:p>
          </table:table-cell>
          <table:table-cell table:style-name="ce8" table:formula="of:=[.U17]/[.AO17]" office:value-type="float" office:value="0.196116135138184" calcext:value-type="float">
            <text:p>0.196116135138184</text:p>
          </table:table-cell>
          <table:table-cell table:style-name="ce8"/>
          <table:table-cell table:style-name="ce8" table:formula="of:=[.W17]/[.AQ17]" office:value-type="float" office:value="0.986393923832144" calcext:value-type="float">
            <text:p>0.986393923832144</text:p>
          </table:table-cell>
          <table:table-cell table:style-name="ce8" table:formula="of:=[.X17]/[.AQ17]" office:value-type="float" office:value="0.164398987305357" calcext:value-type="float">
            <text:p>0.164398987305357</text:p>
          </table:table-cell>
          <table:table-cell table:style-name="ce8"/>
          <table:table-cell table:style-name="ce8" table:formula="of:=[.Z17]/[.AS17]" office:value-type="float" office:value="0.989949493661166" calcext:value-type="float">
            <text:p>0.989949493661166</text:p>
          </table:table-cell>
          <table:table-cell table:style-name="ce8" table:formula="of:=[.AA17]/[.AS17]" office:value-type="float" office:value="0.14142135623731" calcext:value-type="float">
            <text:p>0.14142135623731</text:p>
          </table:table-cell>
        </table:table-row>
        <table:table-row table:style-name="ro1">
          <table:table-cell/>
          <table:table-cell table:style-name="ce4"/>
          <table:table-cell table:style-name="ce3"/>
          <table:table-cell table:style-name="ce4" table:number-columns-repeated="24"/>
          <table:table-cell table:number-columns-repeated="19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4"/>
          <table:table-cell table:style-name="ce3" office:value-type="float" office:value="2" calcext:value-type="float">
            <text:p>2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formula="of:=SQRT(([.E19]*[.E19])+([.F19]*[.F19]))" office:value-type="float" office:value="2" calcext:value-type="float">
            <text:p>2</text:p>
          </table:table-cell>
          <table:table-cell/>
          <table:table-cell table:formula="of:=SQRT(([.H19]*[.H19])+([.I19]*[.I19]))" office:value-type="float" office:value="2.23606797749979" calcext:value-type="float">
            <text:p>2.23606797749979</text:p>
          </table:table-cell>
          <table:table-cell/>
          <table:table-cell table:formula="of:=SQRT(([.K19]*[.K19])+([.L19]*[.L19]))" office:value-type="float" office:value="2.82842712474619" calcext:value-type="float">
            <text:p>2.82842712474619</text:p>
          </table:table-cell>
          <table:table-cell/>
          <table:table-cell table:formula="of:=SQRT(([.N19]*[.N19])+([.O19]*[.O19]))" office:value-type="float" office:value="3.60555127546399" calcext:value-type="float">
            <text:p>3.60555127546399</text:p>
          </table:table-cell>
          <table:table-cell/>
          <table:table-cell table:formula="of:=SQRT(([.Q19]*[.Q19])+([.R19]*[.R19]))" office:value-type="float" office:value="4.47213595499958" calcext:value-type="float">
            <text:p>4.47213595499958</text:p>
          </table:table-cell>
          <table:table-cell/>
          <table:table-cell table:formula="of:=SQRT(([.T19]*[.T19])+([.U19]*[.U19]))" office:value-type="float" office:value="5.3851648071345" calcext:value-type="float">
            <text:p>5.3851648071345</text:p>
          </table:table-cell>
          <table:table-cell/>
          <table:table-cell table:formula="of:=SQRT(([.W19]*[.W19])+([.X19]*[.X19]))" office:value-type="float" office:value="6.32455532033676" calcext:value-type="float">
            <text:p>6.32455532033676</text:p>
          </table:table-cell>
          <table:table-cell/>
          <table:table-cell table:formula="of:=SQRT(([.Z19]*[.Z19])+([.AA19]*[.AA19]))" office:value-type="float" office:value="7.28010988928052" calcext:value-type="float">
            <text:p>7.28010988928052</text:p>
          </table:table-cell>
          <table:table-cell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8" table:formula="of:=[.E19]/[.AE19]" office:value-type="float" office:value="0" calcext:value-type="float">
            <text:p>0</text:p>
          </table:table-cell>
          <table:table-cell table:style-name="ce8" table:formula="of:=[.F19]/[.AE19]" office:value-type="float" office:value="1" calcext:value-type="float">
            <text:p>1</text:p>
          </table:table-cell>
          <table:table-cell table:style-name="ce8"/>
          <table:table-cell table:style-name="ce8" table:formula="of:=[.H19]/[.AG19]" office:value-type="float" office:value="0.447213595499958" calcext:value-type="float">
            <text:p>0.447213595499958</text:p>
          </table:table-cell>
          <table:table-cell table:style-name="ce8" table:formula="of:=[.I19]/[.AG19]" office:value-type="float" office:value="0.894427190999916" calcext:value-type="float">
            <text:p>0.894427190999916</text:p>
          </table:table-cell>
          <table:table-cell table:style-name="ce8"/>
          <table:table-cell table:style-name="ce8" table:formula="of:=[.K19]/[.AI19]" office:value-type="float" office:value="0.707106781186547" calcext:value-type="float">
            <text:p>0.707106781186547</text:p>
          </table:table-cell>
          <table:table-cell table:style-name="ce8" table:formula="of:=[.L19]/[.AI19]" office:value-type="float" office:value="0.707106781186547" calcext:value-type="float">
            <text:p>0.707106781186547</text:p>
          </table:table-cell>
          <table:table-cell table:style-name="ce8"/>
          <table:table-cell table:style-name="ce8" table:formula="of:=[.N19]/[.AK19]" office:value-type="float" office:value="0.832050294337844" calcext:value-type="float">
            <text:p>0.832050294337844</text:p>
          </table:table-cell>
          <table:table-cell table:style-name="ce8" table:formula="of:=[.O19]/[.AK19]" office:value-type="float" office:value="0.554700196225229" calcext:value-type="float">
            <text:p>0.554700196225229</text:p>
          </table:table-cell>
          <table:table-cell table:style-name="ce8"/>
          <table:table-cell table:style-name="ce8" table:formula="of:=[.Q19]/[.AM19]" office:value-type="float" office:value="0.894427190999916" calcext:value-type="float">
            <text:p>0.894427190999916</text:p>
          </table:table-cell>
          <table:table-cell table:style-name="ce8" table:formula="of:=[.R19]/[.AM19]" office:value-type="float" office:value="0.447213595499958" calcext:value-type="float">
            <text:p>0.447213595499958</text:p>
          </table:table-cell>
          <table:table-cell table:style-name="ce8"/>
          <table:table-cell table:style-name="ce8" table:formula="of:=[.T19]/[.AO19]" office:value-type="float" office:value="0.928476690885259" calcext:value-type="float">
            <text:p>0.928476690885259</text:p>
          </table:table-cell>
          <table:table-cell table:style-name="ce8" table:formula="of:=[.U19]/[.AO19]" office:value-type="float" office:value="0.371390676354104" calcext:value-type="float">
            <text:p>0.371390676354104</text:p>
          </table:table-cell>
          <table:table-cell table:style-name="ce8"/>
          <table:table-cell table:style-name="ce8" table:formula="of:=[.W19]/[.AQ19]" office:value-type="float" office:value="0.948683298050514" calcext:value-type="float">
            <text:p>0.948683298050514</text:p>
          </table:table-cell>
          <table:table-cell table:style-name="ce8" table:formula="of:=[.X19]/[.AQ19]" office:value-type="float" office:value="0.316227766016838" calcext:value-type="float">
            <text:p>0.316227766016838</text:p>
          </table:table-cell>
          <table:table-cell table:style-name="ce8"/>
          <table:table-cell table:style-name="ce8" table:formula="of:=[.Z19]/[.AS19]" office:value-type="float" office:value="0.961523947640823" calcext:value-type="float">
            <text:p>0.961523947640823</text:p>
          </table:table-cell>
          <table:table-cell table:style-name="ce8" table:formula="of:=[.AA19]/[.AS19]" office:value-type="float" office:value="0.274721127897378" calcext:value-type="float">
            <text:p>0.274721127897378</text:p>
          </table:table-cell>
        </table:table-row>
        <table:table-row table:style-name="ro1">
          <table:table-cell/>
          <table:table-cell table:style-name="ce4"/>
          <table:table-cell table:style-name="ce3"/>
          <table:table-cell table:style-name="ce4" table:number-columns-repeated="24"/>
          <table:table-cell table:number-columns-repeated="2"/>
          <table:table-cell table:style-name="ce3"/>
          <table:table-cell table:number-columns-repeated="16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4"/>
          <table:table-cell table:style-name="ce3" office:value-type="float" office:value="3" calcext:value-type="float">
            <text:p>3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2"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formula="of:=SQRT(([.E21]*[.E21])+([.F21]*[.F21]))" office:value-type="float" office:value="3" calcext:value-type="float">
            <text:p>3</text:p>
          </table:table-cell>
          <table:table-cell/>
          <table:table-cell table:formula="of:=SQRT(([.H21]*[.H21])+([.I21]*[.I21]))" office:value-type="float" office:value="3.16227766016838" calcext:value-type="float">
            <text:p>3.16227766016838</text:p>
          </table:table-cell>
          <table:table-cell/>
          <table:table-cell table:formula="of:=SQRT(([.K21]*[.K21])+([.L21]*[.L21]))" office:value-type="float" office:value="3.60555127546399" calcext:value-type="float">
            <text:p>3.60555127546399</text:p>
          </table:table-cell>
          <table:table-cell/>
          <table:table-cell table:formula="of:=SQRT(([.N21]*[.N21])+([.O21]*[.O21]))" office:value-type="float" office:value="4.24264068711929" calcext:value-type="float">
            <text:p>4.24264068711929</text:p>
          </table:table-cell>
          <table:table-cell/>
          <table:table-cell table:formula="of:=SQRT(([.Q21]*[.Q21])+([.R21]*[.R21]))" office:value-type="float" office:value="5" calcext:value-type="float">
            <text:p>5</text:p>
          </table:table-cell>
          <table:table-cell/>
          <table:table-cell table:formula="of:=SQRT(([.T21]*[.T21])+([.U21]*[.U21]))" office:value-type="float" office:value="5.8309518948453" calcext:value-type="float">
            <text:p>5.8309518948453</text:p>
          </table:table-cell>
          <table:table-cell/>
          <table:table-cell table:formula="of:=SQRT(([.W21]*[.W21])+([.X21]*[.X21]))" office:value-type="float" office:value="6.70820393249937" calcext:value-type="float">
            <text:p>6.70820393249937</text:p>
          </table:table-cell>
          <table:table-cell/>
          <table:table-cell table:formula="of:=SQRT(([.Z21]*[.Z21])+([.AA21]*[.AA21]))" office:value-type="float" office:value="7.61577310586391" calcext:value-type="float">
            <text:p>7.61577310586391</text:p>
          </table:table-cell>
          <table:table-cell/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8" table:formula="of:=[.E21]/[.AE21]" office:value-type="float" office:value="0" calcext:value-type="float">
            <text:p>0</text:p>
          </table:table-cell>
          <table:table-cell table:style-name="ce8" table:formula="of:=[.F21]/[.AE21]" office:value-type="float" office:value="1" calcext:value-type="float">
            <text:p>1</text:p>
          </table:table-cell>
          <table:table-cell table:style-name="ce8"/>
          <table:table-cell table:style-name="ce8" table:formula="of:=[.H21]/[.AG21]" office:value-type="float" office:value="0.316227766016838" calcext:value-type="float">
            <text:p>0.316227766016838</text:p>
          </table:table-cell>
          <table:table-cell table:style-name="ce8" table:formula="of:=[.I21]/[.AG21]" office:value-type="float" office:value="0.948683298050514" calcext:value-type="float">
            <text:p>0.948683298050514</text:p>
          </table:table-cell>
          <table:table-cell table:style-name="ce8"/>
          <table:table-cell table:style-name="ce8" table:formula="of:=[.K21]/[.AI21]" office:value-type="float" office:value="0.554700196225229" calcext:value-type="float">
            <text:p>0.554700196225229</text:p>
          </table:table-cell>
          <table:table-cell table:style-name="ce8" table:formula="of:=[.L21]/[.AI21]" office:value-type="float" office:value="0.832050294337844" calcext:value-type="float">
            <text:p>0.832050294337844</text:p>
          </table:table-cell>
          <table:table-cell table:style-name="ce8"/>
          <table:table-cell table:style-name="ce8" table:formula="of:=[.N21]/[.AK21]" office:value-type="float" office:value="0.707106781186548" calcext:value-type="float">
            <text:p>0.707106781186548</text:p>
          </table:table-cell>
          <table:table-cell table:style-name="ce8" table:formula="of:=[.O21]/[.AK21]" office:value-type="float" office:value="0.707106781186548" calcext:value-type="float">
            <text:p>0.707106781186548</text:p>
          </table:table-cell>
          <table:table-cell table:style-name="ce8"/>
          <table:table-cell table:style-name="ce8" table:formula="of:=[.Q21]/[.AM21]" office:value-type="float" office:value="0.8" calcext:value-type="float">
            <text:p>0.8</text:p>
          </table:table-cell>
          <table:table-cell table:style-name="ce8" table:formula="of:=[.R21]/[.AM21]" office:value-type="float" office:value="0.6" calcext:value-type="float">
            <text:p>0.6</text:p>
          </table:table-cell>
          <table:table-cell table:style-name="ce8"/>
          <table:table-cell table:style-name="ce8" table:formula="of:=[.T21]/[.AO21]" office:value-type="float" office:value="0.857492925712544" calcext:value-type="float">
            <text:p>0.857492925712544</text:p>
          </table:table-cell>
          <table:table-cell table:style-name="ce8" table:formula="of:=[.U21]/[.AO21]" office:value-type="float" office:value="0.514495755427526" calcext:value-type="float">
            <text:p>0.514495755427526</text:p>
          </table:table-cell>
          <table:table-cell table:style-name="ce8"/>
          <table:table-cell table:style-name="ce8" table:formula="of:=[.W21]/[.AQ21]" office:value-type="float" office:value="0.894427190999916" calcext:value-type="float">
            <text:p>0.894427190999916</text:p>
          </table:table-cell>
          <table:table-cell table:style-name="ce8" table:formula="of:=[.X21]/[.AQ21]" office:value-type="float" office:value="0.447213595499958" calcext:value-type="float">
            <text:p>0.447213595499958</text:p>
          </table:table-cell>
          <table:table-cell table:style-name="ce8"/>
          <table:table-cell table:style-name="ce8" table:formula="of:=[.Z21]/[.AS21]" office:value-type="float" office:value="0.919145030018058" calcext:value-type="float">
            <text:p>0.919145030018058</text:p>
          </table:table-cell>
          <table:table-cell table:style-name="ce8" table:formula="of:=[.AA21]/[.AS21]" office:value-type="float" office:value="0.393919298579168" calcext:value-type="float">
            <text:p>0.393919298579168</text:p>
          </table:table-cell>
        </table:table-row>
        <table:table-row table:style-name="ro1">
          <table:table-cell/>
          <table:table-cell table:style-name="ce4" table:number-columns-repeated="26"/>
          <table:table-cell table:number-columns-repeated="19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4"/>
          <table:table-cell table:style-name="ce3" office:value-type="float" office:value="4" calcext:value-type="float">
            <text:p>4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formula="of:=SQRT(([.E23]*[.E23])+([.F23]*[.F23]))" office:value-type="float" office:value="4" calcext:value-type="float">
            <text:p>4</text:p>
          </table:table-cell>
          <table:table-cell/>
          <table:table-cell table:formula="of:=SQRT(([.H23]*[.H23])+([.I23]*[.I23]))" office:value-type="float" office:value="4.12310562561766" calcext:value-type="float">
            <text:p>4.12310562561766</text:p>
          </table:table-cell>
          <table:table-cell/>
          <table:table-cell table:formula="of:=SQRT(([.K23]*[.K23])+([.L23]*[.L23]))" office:value-type="float" office:value="4.47213595499958" calcext:value-type="float">
            <text:p>4.47213595499958</text:p>
          </table:table-cell>
          <table:table-cell/>
          <table:table-cell table:formula="of:=SQRT(([.N23]*[.N23])+([.O23]*[.O23]))" office:value-type="float" office:value="5" calcext:value-type="float">
            <text:p>5</text:p>
          </table:table-cell>
          <table:table-cell/>
          <table:table-cell table:formula="of:=SQRT(([.Q23]*[.Q23])+([.R23]*[.R23]))" office:value-type="float" office:value="5.65685424949238" calcext:value-type="float">
            <text:p>5.65685424949238</text:p>
          </table:table-cell>
          <table:table-cell/>
          <table:table-cell table:formula="of:=SQRT(([.T23]*[.T23])+([.U23]*[.U23]))" office:value-type="float" office:value="6.40312423743285" calcext:value-type="float">
            <text:p>6.40312423743285</text:p>
          </table:table-cell>
          <table:table-cell/>
          <table:table-cell table:formula="of:=SQRT(([.W23]*[.W23])+([.X23]*[.X23]))" office:value-type="float" office:value="7.21110255092798" calcext:value-type="float">
            <text:p>7.21110255092798</text:p>
          </table:table-cell>
          <table:table-cell/>
          <table:table-cell table:formula="of:=SQRT(([.Z23]*[.Z23])+([.AA23]*[.AA23]))" office:value-type="float" office:value="8.06225774829855" calcext:value-type="float">
            <text:p>8.06225774829855</text:p>
          </table:table-cell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8" table:formula="of:=[.E23]/[.AE23]" office:value-type="float" office:value="0" calcext:value-type="float">
            <text:p>0</text:p>
          </table:table-cell>
          <table:table-cell table:style-name="ce8" table:formula="of:=[.F23]/[.AE23]" office:value-type="float" office:value="1" calcext:value-type="float">
            <text:p>1</text:p>
          </table:table-cell>
          <table:table-cell table:style-name="ce8"/>
          <table:table-cell table:style-name="ce8" table:formula="of:=[.H23]/[.AG23]" office:value-type="float" office:value="0.242535625036333" calcext:value-type="float">
            <text:p>0.242535625036333</text:p>
          </table:table-cell>
          <table:table-cell table:style-name="ce8" table:formula="of:=[.I23]/[.AG23]" office:value-type="float" office:value="0.970142500145332" calcext:value-type="float">
            <text:p>0.970142500145332</text:p>
          </table:table-cell>
          <table:table-cell table:style-name="ce8"/>
          <table:table-cell table:style-name="ce8" table:formula="of:=[.K23]/[.AI23]" office:value-type="float" office:value="0.447213595499958" calcext:value-type="float">
            <text:p>0.447213595499958</text:p>
          </table:table-cell>
          <table:table-cell table:style-name="ce8" table:formula="of:=[.L23]/[.AI23]" office:value-type="float" office:value="0.894427190999916" calcext:value-type="float">
            <text:p>0.894427190999916</text:p>
          </table:table-cell>
          <table:table-cell table:style-name="ce8"/>
          <table:table-cell table:style-name="ce8" table:formula="of:=[.N23]/[.AK23]" office:value-type="float" office:value="0.6" calcext:value-type="float">
            <text:p>0.6</text:p>
          </table:table-cell>
          <table:table-cell table:style-name="ce8" table:formula="of:=[.O23]/[.AK23]" office:value-type="float" office:value="0.8" calcext:value-type="float">
            <text:p>0.8</text:p>
          </table:table-cell>
          <table:table-cell table:style-name="ce8"/>
          <table:table-cell table:style-name="ce8" table:formula="of:=[.Q23]/[.AM23]" office:value-type="float" office:value="0.707106781186547" calcext:value-type="float">
            <text:p>0.707106781186547</text:p>
          </table:table-cell>
          <table:table-cell table:style-name="ce8" table:formula="of:=[.R23]/[.AM23]" office:value-type="float" office:value="0.707106781186547" calcext:value-type="float">
            <text:p>0.707106781186547</text:p>
          </table:table-cell>
          <table:table-cell table:style-name="ce8"/>
          <table:table-cell table:style-name="ce8" table:formula="of:=[.T23]/[.AO23]" office:value-type="float" office:value="0.78086880944303" calcext:value-type="float">
            <text:p>0.78086880944303</text:p>
          </table:table-cell>
          <table:table-cell table:style-name="ce8" table:formula="of:=[.U23]/[.AO23]" office:value-type="float" office:value="0.624695047554424" calcext:value-type="float">
            <text:p>0.624695047554424</text:p>
          </table:table-cell>
          <table:table-cell table:style-name="ce8"/>
          <table:table-cell table:style-name="ce8" table:formula="of:=[.W23]/[.AQ23]" office:value-type="float" office:value="0.832050294337844" calcext:value-type="float">
            <text:p>0.832050294337844</text:p>
          </table:table-cell>
          <table:table-cell table:style-name="ce8" table:formula="of:=[.X23]/[.AQ23]" office:value-type="float" office:value="0.554700196225229" calcext:value-type="float">
            <text:p>0.554700196225229</text:p>
          </table:table-cell>
          <table:table-cell table:style-name="ce8"/>
          <table:table-cell table:style-name="ce8" table:formula="of:=[.Z23]/[.AS23]" office:value-type="float" office:value="0.868243142124459" calcext:value-type="float">
            <text:p>0.868243142124459</text:p>
          </table:table-cell>
          <table:table-cell table:style-name="ce8" table:formula="of:=[.AA23]/[.AS23]" office:value-type="float" office:value="0.496138938356834" calcext:value-type="float">
            <text:p>0.496138938356834</text:p>
          </table:table-cell>
        </table:table-row>
        <table:table-row table:style-name="ro1">
          <table:table-cell/>
          <table:table-cell table:style-name="ce4"/>
          <table:table-cell table:style-name="ce3"/>
          <table:table-cell table:style-name="ce4" table:number-columns-repeated="24"/>
          <table:table-cell table:number-columns-repeated="2"/>
          <table:table-cell table:style-name="ce3"/>
          <table:table-cell table:number-columns-repeated="16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4"/>
          <table:table-cell table:style-name="ce3" office:value-type="float" office:value="5" calcext:value-type="float">
            <text:p>5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formula="of:=SQRT(([.E25]*[.E25])+([.F25]*[.F25]))" office:value-type="float" office:value="5" calcext:value-type="float">
            <text:p>5</text:p>
          </table:table-cell>
          <table:table-cell/>
          <table:table-cell table:formula="of:=SQRT(([.H25]*[.H25])+([.I25]*[.I25]))" office:value-type="float" office:value="5.09901951359278" calcext:value-type="float">
            <text:p>5.09901951359278</text:p>
          </table:table-cell>
          <table:table-cell/>
          <table:table-cell table:formula="of:=SQRT(([.K25]*[.K25])+([.L25]*[.L25]))" office:value-type="float" office:value="5.3851648071345" calcext:value-type="float">
            <text:p>5.3851648071345</text:p>
          </table:table-cell>
          <table:table-cell/>
          <table:table-cell table:formula="of:=SQRT(([.N25]*[.N25])+([.O25]*[.O25]))" office:value-type="float" office:value="5.8309518948453" calcext:value-type="float">
            <text:p>5.8309518948453</text:p>
          </table:table-cell>
          <table:table-cell/>
          <table:table-cell table:formula="of:=SQRT(([.Q25]*[.Q25])+([.R25]*[.R25]))" office:value-type="float" office:value="6.40312423743285" calcext:value-type="float">
            <text:p>6.40312423743285</text:p>
          </table:table-cell>
          <table:table-cell/>
          <table:table-cell table:formula="of:=SQRT(([.T25]*[.T25])+([.U25]*[.U25]))" office:value-type="float" office:value="7.07106781186548" calcext:value-type="float">
            <text:p>7.07106781186548</text:p>
          </table:table-cell>
          <table:table-cell/>
          <table:table-cell table:formula="of:=SQRT(([.W25]*[.W25])+([.X25]*[.X25]))" office:value-type="float" office:value="7.81024967590665" calcext:value-type="float">
            <text:p>7.81024967590665</text:p>
          </table:table-cell>
          <table:table-cell/>
          <table:table-cell table:formula="of:=SQRT(([.Z25]*[.Z25])+([.AA25]*[.AA25]))" office:value-type="float" office:value="8.60232526704263" calcext:value-type="float">
            <text:p>8.60232526704263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8"/>
          <table:table-cell table:style-name="ce8" table:formula="of:=[.E25]/[.AE25]" office:value-type="float" office:value="0" calcext:value-type="float">
            <text:p>0</text:p>
          </table:table-cell>
          <table:table-cell table:style-name="ce8" table:formula="of:=[.F25]/[.AE25]" office:value-type="float" office:value="1" calcext:value-type="float">
            <text:p>1</text:p>
          </table:table-cell>
          <table:table-cell table:style-name="ce8"/>
          <table:table-cell table:style-name="ce8" table:formula="of:=[.H25]/[.AG25]" office:value-type="float" office:value="0.196116135138184" calcext:value-type="float">
            <text:p>0.196116135138184</text:p>
          </table:table-cell>
          <table:table-cell table:style-name="ce8" table:formula="of:=[.I25]/[.AG25]" office:value-type="float" office:value="0.98058067569092" calcext:value-type="float">
            <text:p>0.98058067569092</text:p>
          </table:table-cell>
          <table:table-cell table:style-name="ce8"/>
          <table:table-cell table:style-name="ce8" table:formula="of:=[.K25]/[.AI25]" office:value-type="float" office:value="0.371390676354104" calcext:value-type="float">
            <text:p>0.371390676354104</text:p>
          </table:table-cell>
          <table:table-cell table:style-name="ce8" table:formula="of:=[.L25]/[.AI25]" office:value-type="float" office:value="0.928476690885259" calcext:value-type="float">
            <text:p>0.928476690885259</text:p>
          </table:table-cell>
          <table:table-cell table:style-name="ce8"/>
          <table:table-cell table:style-name="ce8" table:formula="of:=[.N25]/[.AK25]" office:value-type="float" office:value="0.514495755427526" calcext:value-type="float">
            <text:p>0.514495755427526</text:p>
          </table:table-cell>
          <table:table-cell table:style-name="ce8" table:formula="of:=[.O25]/[.AK25]" office:value-type="float" office:value="0.857492925712544" calcext:value-type="float">
            <text:p>0.857492925712544</text:p>
          </table:table-cell>
          <table:table-cell table:style-name="ce8"/>
          <table:table-cell table:style-name="ce8" table:formula="of:=[.Q25]/[.AM25]" office:value-type="float" office:value="0.624695047554424" calcext:value-type="float">
            <text:p>0.624695047554424</text:p>
          </table:table-cell>
          <table:table-cell table:style-name="ce8" table:formula="of:=[.R25]/[.AM25]" office:value-type="float" office:value="0.78086880944303" calcext:value-type="float">
            <text:p>0.78086880944303</text:p>
          </table:table-cell>
          <table:table-cell table:style-name="ce8"/>
          <table:table-cell table:style-name="ce8" table:formula="of:=[.T25]/[.AO25]" office:value-type="float" office:value="0.707106781186547" calcext:value-type="float">
            <text:p>0.707106781186547</text:p>
          </table:table-cell>
          <table:table-cell table:style-name="ce8" table:formula="of:=[.U25]/[.AO25]" office:value-type="float" office:value="0.707106781186547" calcext:value-type="float">
            <text:p>0.707106781186547</text:p>
          </table:table-cell>
          <table:table-cell table:style-name="ce8"/>
          <table:table-cell table:style-name="ce8" table:formula="of:=[.W25]/[.AQ25]" office:value-type="float" office:value="0.768221279597376" calcext:value-type="float">
            <text:p>0.768221279597376</text:p>
          </table:table-cell>
          <table:table-cell table:style-name="ce8" table:formula="of:=[.X25]/[.AQ25]" office:value-type="float" office:value="0.64018439966448" calcext:value-type="float">
            <text:p>0.64018439966448</text:p>
          </table:table-cell>
          <table:table-cell table:style-name="ce8"/>
          <table:table-cell table:style-name="ce8" table:formula="of:=[.Z25]/[.AS25]" office:value-type="float" office:value="0.813733471206735" calcext:value-type="float">
            <text:p>0.813733471206735</text:p>
          </table:table-cell>
          <table:table-cell table:style-name="ce8" table:formula="of:=[.AA25]/[.AS25]" office:value-type="float" office:value="0.581238193719096" calcext:value-type="float">
            <text:p>0.581238193719096</text:p>
          </table:table-cell>
        </table:table-row>
        <table:table-row table:style-name="ro1">
          <table:table-cell/>
          <table:table-cell table:style-name="ce4"/>
          <table:table-cell table:style-name="ce3"/>
          <table:table-cell table:style-name="ce4" table:number-columns-repeated="24"/>
          <table:table-cell table:number-columns-repeated="2"/>
          <table:table-cell table:style-name="ce3"/>
          <table:table-cell table:number-columns-repeated="16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4"/>
          <table:table-cell table:style-name="ce3" office:value-type="float" office:value="6" calcext:value-type="float">
            <text:p>6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formula="of:=SQRT(([.E27]*[.E27])+([.F27]*[.F27]))" office:value-type="float" office:value="6" calcext:value-type="float">
            <text:p>6</text:p>
          </table:table-cell>
          <table:table-cell/>
          <table:table-cell table:formula="of:=SQRT(([.H27]*[.H27])+([.I27]*[.I27]))" office:value-type="float" office:value="6.08276253029822" calcext:value-type="float">
            <text:p>6.08276253029822</text:p>
          </table:table-cell>
          <table:table-cell/>
          <table:table-cell table:formula="of:=SQRT(([.K27]*[.K27])+([.L27]*[.L27]))" office:value-type="float" office:value="6.32455532033676" calcext:value-type="float">
            <text:p>6.32455532033676</text:p>
          </table:table-cell>
          <table:table-cell/>
          <table:table-cell table:formula="of:=SQRT(([.N27]*[.N27])+([.O27]*[.O27]))" office:value-type="float" office:value="6.70820393249937" calcext:value-type="float">
            <text:p>6.70820393249937</text:p>
          </table:table-cell>
          <table:table-cell/>
          <table:table-cell table:formula="of:=SQRT(([.Q27]*[.Q27])+([.R27]*[.R27]))" office:value-type="float" office:value="7.21110255092798" calcext:value-type="float">
            <text:p>7.21110255092798</text:p>
          </table:table-cell>
          <table:table-cell/>
          <table:table-cell table:formula="of:=SQRT(([.T27]*[.T27])+([.U27]*[.U27]))" office:value-type="float" office:value="7.81024967590665" calcext:value-type="float">
            <text:p>7.81024967590665</text:p>
          </table:table-cell>
          <table:table-cell/>
          <table:table-cell table:formula="of:=SQRT(([.W27]*[.W27])+([.X27]*[.X27]))" office:value-type="float" office:value="8.48528137423857" calcext:value-type="float">
            <text:p>8.48528137423857</text:p>
          </table:table-cell>
          <table:table-cell/>
          <table:table-cell table:formula="of:=SQRT(([.Z27]*[.Z27])+([.AA27]*[.AA27]))" office:value-type="float" office:value="9.21954445729289" calcext:value-type="float">
            <text:p>9.21954445729289</text:p>
          </table:table-cell>
          <table:table-cell/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8" table:formula="of:=[.E27]/[.AE27]" office:value-type="float" office:value="0" calcext:value-type="float">
            <text:p>0</text:p>
          </table:table-cell>
          <table:table-cell table:style-name="ce8" table:formula="of:=[.F27]/[.AE27]" office:value-type="float" office:value="1" calcext:value-type="float">
            <text:p>1</text:p>
          </table:table-cell>
          <table:table-cell table:style-name="ce8"/>
          <table:table-cell table:style-name="ce8" table:formula="of:=[.H27]/[.AG27]" office:value-type="float" office:value="0.164398987305357" calcext:value-type="float">
            <text:p>0.164398987305357</text:p>
          </table:table-cell>
          <table:table-cell table:style-name="ce8" table:formula="of:=[.I27]/[.AG27]" office:value-type="float" office:value="0.986393923832144" calcext:value-type="float">
            <text:p>0.986393923832144</text:p>
          </table:table-cell>
          <table:table-cell table:style-name="ce8"/>
          <table:table-cell table:style-name="ce8" table:formula="of:=[.K27]/[.AI27]" office:value-type="float" office:value="0.316227766016838" calcext:value-type="float">
            <text:p>0.316227766016838</text:p>
          </table:table-cell>
          <table:table-cell table:style-name="ce8" table:formula="of:=[.L27]/[.AI27]" office:value-type="float" office:value="0.948683298050514" calcext:value-type="float">
            <text:p>0.948683298050514</text:p>
          </table:table-cell>
          <table:table-cell table:style-name="ce8"/>
          <table:table-cell table:style-name="ce8" table:formula="of:=[.N27]/[.AK27]" office:value-type="float" office:value="0.447213595499958" calcext:value-type="float">
            <text:p>0.447213595499958</text:p>
          </table:table-cell>
          <table:table-cell table:style-name="ce8" table:formula="of:=[.O27]/[.AK27]" office:value-type="float" office:value="0.894427190999916" calcext:value-type="float">
            <text:p>0.894427190999916</text:p>
          </table:table-cell>
          <table:table-cell table:style-name="ce8"/>
          <table:table-cell table:style-name="ce8" table:formula="of:=[.Q27]/[.AM27]" office:value-type="float" office:value="0.554700196225229" calcext:value-type="float">
            <text:p>0.554700196225229</text:p>
          </table:table-cell>
          <table:table-cell table:style-name="ce8" table:formula="of:=[.R27]/[.AM27]" office:value-type="float" office:value="0.832050294337844" calcext:value-type="float">
            <text:p>0.832050294337844</text:p>
          </table:table-cell>
          <table:table-cell table:style-name="ce8"/>
          <table:table-cell table:style-name="ce8" table:formula="of:=[.T27]/[.AO27]" office:value-type="float" office:value="0.64018439966448" calcext:value-type="float">
            <text:p>0.64018439966448</text:p>
          </table:table-cell>
          <table:table-cell table:style-name="ce8" table:formula="of:=[.U27]/[.AO27]" office:value-type="float" office:value="0.768221279597376" calcext:value-type="float">
            <text:p>0.768221279597376</text:p>
          </table:table-cell>
          <table:table-cell table:style-name="ce8"/>
          <table:table-cell table:style-name="ce8" table:formula="of:=[.W27]/[.AQ27]" office:value-type="float" office:value="0.707106781186548" calcext:value-type="float">
            <text:p>0.707106781186548</text:p>
          </table:table-cell>
          <table:table-cell table:style-name="ce8" table:formula="of:=[.X27]/[.AQ27]" office:value-type="float" office:value="0.707106781186548" calcext:value-type="float">
            <text:p>0.707106781186548</text:p>
          </table:table-cell>
          <table:table-cell table:style-name="ce8"/>
          <table:table-cell table:style-name="ce8" table:formula="of:=[.Z27]/[.AS27]" office:value-type="float" office:value="0.759256602365297" calcext:value-type="float">
            <text:p>0.759256602365297</text:p>
          </table:table-cell>
          <table:table-cell table:style-name="ce8" table:formula="of:=[.AA27]/[.AS27]" office:value-type="float" office:value="0.650791373455968" calcext:value-type="float">
            <text:p>0.650791373455968</text:p>
          </table:table-cell>
        </table:table-row>
        <table:table-row table:style-name="ro1">
          <table:table-cell/>
          <table:table-cell table:style-name="ce4"/>
          <table:table-cell table:style-name="ce3"/>
          <table:table-cell table:style-name="ce4" table:number-columns-repeated="24"/>
          <table:table-cell table:number-columns-repeated="2"/>
          <table:table-cell table:style-name="ce3"/>
          <table:table-cell table:number-columns-repeated="16"/>
          <table:table-cell table:style-name="ce3" table:number-columns-repeated="2"/>
          <table:table-cell table:style-name="ce8" table:number-columns-repeated="24"/>
        </table:table-row>
        <table:table-row table:style-name="ro1">
          <table:table-cell/>
          <table:table-cell table:style-name="ce4"/>
          <table:table-cell table:style-name="ce3" office:value-type="float" office:value="7" calcext:value-type="float">
            <text:p>7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2" table:style-name="ce4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formula="of:=SQRT(([.E29]*[.E29])+([.F29]*[.F29]))" office:value-type="float" office:value="7" calcext:value-type="float">
            <text:p>7</text:p>
          </table:table-cell>
          <table:table-cell/>
          <table:table-cell table:formula="of:=SQRT(([.H29]*[.H29])+([.I29]*[.I29]))" office:value-type="float" office:value="7.07106781186548" calcext:value-type="float">
            <text:p>7.07106781186548</text:p>
          </table:table-cell>
          <table:table-cell/>
          <table:table-cell table:formula="of:=SQRT(([.K29]*[.K29])+([.L29]*[.L29]))" office:value-type="float" office:value="7.28010988928052" calcext:value-type="float">
            <text:p>7.28010988928052</text:p>
          </table:table-cell>
          <table:table-cell/>
          <table:table-cell table:formula="of:=SQRT(([.N29]*[.N29])+([.O29]*[.O29]))" office:value-type="float" office:value="7.61577310586391" calcext:value-type="float">
            <text:p>7.61577310586391</text:p>
          </table:table-cell>
          <table:table-cell/>
          <table:table-cell table:formula="of:=SQRT(([.Q29]*[.Q29])+([.R29]*[.R29]))" office:value-type="float" office:value="8.06225774829855" calcext:value-type="float">
            <text:p>8.06225774829855</text:p>
          </table:table-cell>
          <table:table-cell/>
          <table:table-cell table:formula="of:=SQRT(([.T29]*[.T29])+([.U29]*[.U29]))" office:value-type="float" office:value="8.60232526704263" calcext:value-type="float">
            <text:p>8.60232526704263</text:p>
          </table:table-cell>
          <table:table-cell/>
          <table:table-cell table:formula="of:=SQRT(([.W29]*[.W29])+([.X29]*[.X29]))" office:value-type="float" office:value="9.21954445729289" calcext:value-type="float">
            <text:p>9.21954445729289</text:p>
          </table:table-cell>
          <table:table-cell/>
          <table:table-cell table:formula="of:=SQRT(([.Z29]*[.Z29])+([.AA29]*[.AA29]))" office:value-type="float" office:value="9.89949493661167" calcext:value-type="float">
            <text:p>9.89949493661167</text:p>
          </table:table-cell>
          <table:table-cell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8" table:formula="of:=[.E29]/[.AE29]" office:value-type="float" office:value="0" calcext:value-type="float">
            <text:p>0</text:p>
          </table:table-cell>
          <table:table-cell table:style-name="ce8" table:formula="of:=[.F29]/[.AE29]" office:value-type="float" office:value="1" calcext:value-type="float">
            <text:p>1</text:p>
          </table:table-cell>
          <table:table-cell table:style-name="ce8"/>
          <table:table-cell table:style-name="ce8" table:formula="of:=[.H29]/[.AG29]" office:value-type="float" office:value="0.14142135623731" calcext:value-type="float">
            <text:p>0.14142135623731</text:p>
          </table:table-cell>
          <table:table-cell table:style-name="ce8" table:formula="of:=[.I29]/[.AG29]" office:value-type="float" office:value="0.989949493661166" calcext:value-type="float">
            <text:p>0.989949493661166</text:p>
          </table:table-cell>
          <table:table-cell table:style-name="ce8"/>
          <table:table-cell table:style-name="ce8" table:formula="of:=[.K29]/[.AI29]" office:value-type="float" office:value="0.274721127897378" calcext:value-type="float">
            <text:p>0.274721127897378</text:p>
          </table:table-cell>
          <table:table-cell table:style-name="ce8" table:formula="of:=[.L29]/[.AI29]" office:value-type="float" office:value="0.961523947640823" calcext:value-type="float">
            <text:p>0.961523947640823</text:p>
          </table:table-cell>
          <table:table-cell table:style-name="ce8"/>
          <table:table-cell table:style-name="ce8" table:formula="of:=[.N29]/[.AK29]" office:value-type="float" office:value="0.393919298579168" calcext:value-type="float">
            <text:p>0.393919298579168</text:p>
          </table:table-cell>
          <table:table-cell table:style-name="ce8" table:formula="of:=[.O29]/[.AK29]" office:value-type="float" office:value="0.919145030018058" calcext:value-type="float">
            <text:p>0.919145030018058</text:p>
          </table:table-cell>
          <table:table-cell table:style-name="ce8"/>
          <table:table-cell table:style-name="ce8" table:formula="of:=[.Q29]/[.AM29]" office:value-type="float" office:value="0.496138938356834" calcext:value-type="float">
            <text:p>0.496138938356834</text:p>
          </table:table-cell>
          <table:table-cell table:style-name="ce8" table:formula="of:=[.R29]/[.AM29]" office:value-type="float" office:value="0.868243142124459" calcext:value-type="float">
            <text:p>0.868243142124459</text:p>
          </table:table-cell>
          <table:table-cell table:style-name="ce8"/>
          <table:table-cell table:style-name="ce8" table:formula="of:=[.T29]/[.AO29]" office:value-type="float" office:value="0.581238193719096" calcext:value-type="float">
            <text:p>0.581238193719096</text:p>
          </table:table-cell>
          <table:table-cell table:style-name="ce8" table:formula="of:=[.U29]/[.AO29]" office:value-type="float" office:value="0.813733471206735" calcext:value-type="float">
            <text:p>0.813733471206735</text:p>
          </table:table-cell>
          <table:table-cell table:style-name="ce8"/>
          <table:table-cell table:style-name="ce8" table:formula="of:=[.W29]/[.AQ29]" office:value-type="float" office:value="0.650791373455968" calcext:value-type="float">
            <text:p>0.650791373455968</text:p>
          </table:table-cell>
          <table:table-cell table:style-name="ce8" table:formula="of:=[.X29]/[.AQ29]" office:value-type="float" office:value="0.759256602365297" calcext:value-type="float">
            <text:p>0.759256602365297</text:p>
          </table:table-cell>
          <table:table-cell table:style-name="ce8"/>
          <table:table-cell table:style-name="ce8" table:formula="of:=[.Z29]/[.AS29]" office:value-type="float" office:value="0.707106781186548" calcext:value-type="float">
            <text:p>0.707106781186548</text:p>
          </table:table-cell>
          <table:table-cell table:style-name="ce8" table:formula="of:=[.AA29]/[.AS29]" office:value-type="float" office:value="0.707106781186548" calcext:value-type="float">
            <text:p>0.707106781186548</text:p>
          </table:table-cell>
        </table:table-row>
        <table:table-row table:style-name="ro1" table:number-rows-repeated="2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6"/>
          <table:table-cell table:style-name="ce5" office:value-type="string" calcext:value-type="string">
            <text:p>Code Data Table</text:p>
          </table:table-cell>
          <table:table-cell table:number-columns-repeated="2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5"/>
          <table:table-cell office:value-type="string" calcext:value-type="string">
            <text:p>Scale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Default" office:value-type="string" calcext:value-type="string">
            <text:p><text:s/>(16 = 4.4 fixed point)</text:p>
          </table:table-cell>
          <table:table-cell table:style-name="Default" table:number-columns-repeated="14"/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5"/>
          <table:table-cell table:style-name="ce7" office:value-type="string" calcext:value-type="string">
            <text:p>x_table:</text:p>
          </table:table-cell>
          <table:table-cell/>
          <table:table-cell office:value-type="string" calcext:value-type="string">
            <text:p>.byte</text:p>
          </table:table-cell>
          <table:table-cell/>
          <table:table-cell table:formula="of:=[.AX15]*[.AV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15]*[.AV34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D15]*[.AV34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G15]*[.AV34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J15]*[.AV34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M15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P15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S15]*16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17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17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D17]*16" office:value-type="float" office:value="14.310835055998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G17]*16" office:value-type="float" office:value="15.1789327688082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J17]*16" office:value-type="float" office:value="15.5222800023253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M17]*16" office:value-type="float" office:value="15.6892908110547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P17]*16" office:value-type="float" office:value="15.7823027813143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S17]*16" office:value-type="float" office:value="15.8391918985787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19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19]*16" office:value-type="float" office:value="7.15541752799933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BD19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G19]*16" office:value-type="float" office:value="13.3128047094055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J19]*16" office:value-type="float" office:value="14.310835055998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M19]*16" office:value-type="float" office:value="14.8556270541641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P19]*16" office:value-type="float" office:value="15.1789327688082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S19]*16" office:value-type="float" office:value="15.3843831622532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21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21]*16" office:value-type="float" office:value="5.05964425626941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BD21]*16" office:value-type="float" office:value="8.87520313960366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BG21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J21]*16" office:value-type="float" office:value="12.8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M21]*16" office:value-type="float" office:value="13.719886811400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P21]*16" office:value-type="float" office:value="14.310835055998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S21]*16" office:value-type="float" office:value="14.7063204802889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23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23]*16" office:value-type="float" office:value="3.88057000058133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D23]*16" office:value-type="float" office:value="7.15541752799933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BG23]*16" office:value-type="float" office:value="9.6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J23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M23]*16" office:value-type="float" office:value="12.4939009510885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P23]*16" office:value-type="float" office:value="13.3128047094055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S23]*16" office:value-type="float" office:value="13.8918902739913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2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25]*16" office:value-type="float" office:value="3.13785816221094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BD25]*16" office:value-type="float" office:value="5.94225082166567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BG25]*16" office:value-type="float" office:value="8.23193208684042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J25]*16" office:value-type="float" office:value="9.99512076087079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M25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P25]*16" office:value-type="float" office:value="12.291540473558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S25]*16" office:value-type="float" office:value="13.0197355393078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27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27]*16" office:value-type="float" office:value="2.63038379688571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BD27]*16" office:value-type="float" office:value="5.05964425626941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BG27]*16" office:value-type="float" office:value="7.15541752799933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BJ27]*16" office:value-type="float" office:value="8.87520313960366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BM27]*16" office:value-type="float" office:value="10.2429503946317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P27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S27]*16" office:value-type="float" office:value="12.1481056378448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X29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A29]*16" office:value-type="float" office:value="2.26274169979696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BD29]*16" office:value-type="float" office:value="4.39553804635805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G29]*16" office:value-type="float" office:value="6.30270877726669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BJ29]*16" office:value-type="float" office:value="7.93822301370934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M29]*16" office:value-type="float" office:value="9.29981109950554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BP29]*16" office:value-type="float" office:value="10.4126619752955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S29]*16" office:value-type="float" office:value="11.3137084989848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5"/>
          <table:table-cell office:value-type="string" calcext:value-type="string">
            <text:p>y_table:</text:p>
          </table:table-cell>
          <table:table-cell/>
          <table:table-cell office:value-type="string" calcext:value-type="string">
            <text:p>.byte</text:p>
          </table:table-cell>
          <table:table-cell/>
          <table:table-cell table:formula="of:=[.AY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B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E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H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K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N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Q15]*16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.BT15]*16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17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17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E17]*16" office:value-type="float" office:value="7.15541752799933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BH17]*16" office:value-type="float" office:value="5.05964425626941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BK17]*16" office:value-type="float" office:value="3.88057000058133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.BN17]*16" office:value-type="float" office:value="3.13785816221094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BQ17]*16" office:value-type="float" office:value="2.63038379688571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.BT17]*16" office:value-type="float" office:value="2.26274169979696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19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19]*16" office:value-type="float" office:value="14.310835055998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E19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H19]*16" office:value-type="float" office:value="8.87520313960366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BK19]*16" office:value-type="float" office:value="7.15541752799933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BN19]*16" office:value-type="float" office:value="5.94225082166567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.BQ19]*16" office:value-type="float" office:value="5.05964425626941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BT19]*16" office:value-type="float" office:value="4.39553804635805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21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21]*16" office:value-type="float" office:value="15.1789327688082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E21]*16" office:value-type="float" office:value="13.3128047094055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H21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K21]*16" office:value-type="float" office:value="9.6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N21]*16" office:value-type="float" office:value="8.23193208684042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BQ21]*16" office:value-type="float" office:value="7.15541752799933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.BT21]*16" office:value-type="float" office:value="6.30270877726669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23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23]*16" office:value-type="float" office:value="15.5222800023253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E23]*16" office:value-type="float" office:value="14.310835055998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H23]*16" office:value-type="float" office:value="12.8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K23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N23]*16" office:value-type="float" office:value="9.99512076087079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Q23]*16" office:value-type="float" office:value="8.87520313960366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BT23]*16" office:value-type="float" office:value="7.93822301370934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25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25]*16" office:value-type="float" office:value="15.6892908110547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E25]*16" office:value-type="float" office:value="14.8556270541641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H25]*16" office:value-type="float" office:value="13.719886811400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K25]*16" office:value-type="float" office:value="12.4939009510885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N25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Q25]*16" office:value-type="float" office:value="10.2429503946317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.BT25]*16" office:value-type="float" office:value="9.29981109950554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27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27]*16" office:value-type="float" office:value="15.7823027813143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E27]*16" office:value-type="float" office:value="15.1789327688082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H27]*16" office:value-type="float" office:value="14.3108350559987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K27]*16" office:value-type="float" office:value="13.3128047094055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N27]*16" office:value-type="float" office:value="12.291540473558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Q27]*16" office:value-type="float" office:value="11.3137084989848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.BT27]*16" office:value-type="float" office:value="10.4126619752955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72"/>
        </table:table-row>
        <table:table-row table:style-name="ro1">
          <table:table-cell table:number-columns-repeated="47"/>
          <table:table-cell office:value-type="string" calcext:value-type="string">
            <text:p>.byte</text:p>
          </table:table-cell>
          <table:table-cell/>
          <table:table-cell table:formula="of:=[.AY29]*16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B29]*16" office:value-type="float" office:value="15.8391918985787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.BE29]*16" office:value-type="float" office:value="15.3843831622532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H29]*16" office:value-type="float" office:value="14.7063204802889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.BK29]*16" office:value-type="float" office:value="13.8918902739913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.BN29]*16" office:value-type="float" office:value="13.0197355393078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.BQ29]*16" office:value-type="float" office:value="12.1481056378448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.BT29]*16" office:value-type="float" office:value="11.3137084989848" calcext:value-type="float">
            <text:p>11</text:p>
          </table:table-cell>
          <table:table-cell table:number-columns-repeated="8"/>
        </table:table-row>
        <table:table-row table:style-name="ro1" table:number-rows-repeated="2">
          <table:table-cell table:number-columns-repeated="49"/>
          <table:table-cell table:style-name="Default" table:number-columns-repeated="15"/>
          <table:table-cell table:number-columns-repeated="8"/>
        </table:table-row>
        <table:table-row table:style-name="ro1">
          <table:table-cell table:number-columns-repeated="45"/>
          <table:table-cell office:value-type="string" calcext:value-type="string">
            <text:p>NOTE: You can create the y_table from the x_table (and vice versa) so one table could be stored to save ROM space at the CPUs expense.</text:p>
          </table:table-cell>
          <table:table-cell table:number-columns-repeated="3"/>
          <table:table-cell table:style-name="Default" table:number-columns-repeated="1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2:11:01.550398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21:54:34.947691228</meta:creation-date>
    <dc:date>2020-12-15T22:14:18.824329701</dc:date>
    <meta:editing-duration>PT1H28M22S</meta:editing-duration>
    <meta:editing-cycles>29</meta:editing-cycles>
    <meta:generator>LibreOffice/6.0.7.3$Linux_X86_64 LibreOffice_project/00m0$Build-3</meta:generator>
    <meta:document-statistic meta:table-count="3" meta:cell-count="894" meta:object-count="0"/>
  </office:meta>
</office:document-meta>
</file>